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 Web (Cyrillic)" svg:font-family="'Segoe UI Web (Cyrillic)', apple-system, BlinkMacSystemFont, Roboto, 'Helvetica Neue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0def4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0def4" officeooo:paragraph-rsid="0010def4"/>
    </style:style>
    <style:style style:name="P8" style:family="paragraph" style:parent-style-name="Standard">
      <style:paragraph-properties fo:text-align="start" style:justify-single-word="false"/>
      <style:text-properties fo:font-size="12pt" officeooo:rsid="0010def4" officeooo:paragraph-rsid="0010def4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0def4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0def4"/>
    </style:style>
    <style:style style:name="T7" style:family="text">
      <style:text-properties style:font-name="sans-serif" loext:padding="0cm" loext:border="none"/>
    </style:style>
    <style:style style:name="T8" style:family="text">
      <style:text-properties fo:font-variant="normal" fo:text-transform="none" style:font-name="sans-serif" fo:letter-spacing="normal" fo:font-style="normal" fo:font-weight="normal" officeooo:rsid="0010def4" loext:padding="0cm" loext:border="none"/>
    </style:style>
    <style:style style:name="T9" style:family="text">
      <style:text-properties fo:font-variant="normal" fo:text-transform="none" style:font-name="sans-serif" fo:letter-spacing="normal" fo:font-style="normal" fo:font-weight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</text:span></text:p>
      <text:p text:style-name="P1"/>
      <text:p text:style-name="P7"><text:span text:style-name="T2">Системное программное обеспечение</text:span></text:p>
      <text:p text:style-name="P1"><text:span text:style-name="T3">Лабораторная работа </text:span><text:span text:style-name="T4">3</text:span></text:p>
      <text:p text:style-name="P2"/>
      <text:p text:style-name="P2"/>
      <text:p text:style-name="P3"/>
      <text:p text:style-name="P3"/>
      <text:p text:style-name="P5"/>
      <text:p text:style-name="P6"><text:span text:style-name="T5">Выполнил: студент P33012,</text:span></text:p>
      <text:p text:style-name="P6"><text:span text:style-name="T5"><text:s/>Окишор Александр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1</text:p>
      <text:p text:style-name="P4"><text:soft-page-break/><text:span text:style-name="T6">Задание: </text:span></text:p>
      <text:p text:style-name="P8"><text:span text:style-name="T7"><text:line-break/></text:span><text:span text:style-name="T9">Программа может выполняться в двух режимах: сервер или клиент. Режим определяется аргументом командной строки.Завершение программы-сервера происходит по нажатию ключевой клавиши (например, Q).При запуске в режиме клиента чрез аргументы командной строки задаётся имя пользователя и адрес сервера. Каждая книга описывается карточкой, содержащей сведения о названии, авторе, дате издания, аннотации, и наборе тэгов (таких как жанры и т.п.), количество приписанных к каталогу и количество в наличии. Каждый подключающийся пользователь может помещать книги в каталог, брать на прочтение и возвращать. Предусмотреть поиск сведений о книгах по различным критериям. Если описание книги редактируется или изменяется статус наличия, пользователям должна своевременно показываться актуальная информация по мере её изменения. Визуально любые операции редактирования осуществляются «in-place», то естьпо месту визуализации данных поля.</text:span></text:p>
      <text:p text:style-name="P8"><text:span text:style-name="T8"/></text:p>
      <text:p text:style-name="P8"><text:span text:style-name="T9">Код: </text:span><text:a xlink:type="simple" xlink:href="https://github.com/NotNaturalSelection/spl3.git" text:style-name="Internet_20_link" text:visited-style-name="Visited_20_Internet_20_Link"><text:span text:style-name="T9">https://github.com/NotNaturalSelection/spl3.git</text:span></text:a></text:p>
      <text:p text:style-name="P8"><text:span text:style-name="T9"/></text:p>
      <text:p text:style-name="P8"><text:span text:style-name="T9">Вывод: в процессе выполнения было использовано множество функций системы для организации сетевой работы, а также, для организации многопоточной обработки информации. Вывод в консоль был организовал посредством ncur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 Web (Cyrillic)" svg:font-family="'Segoe UI Web (Cyrillic)', apple-system, BlinkMacSystemFont, Roboto, 'Helvetica Neue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11" meta:word-count="160" meta:character-count="1333" meta:non-whitespace-character-count="1181"/>
  </office:meta>
</office:document-meta>
</file>